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6.81pt"/>
    </style:style>
    <style:style style:name="co2" style:family="table-column">
      <style:table-column-properties fo:break-before="auto" style:column-width="31.66pt"/>
    </style:style>
    <style:style style:name="co3" style:family="table-column">
      <style:table-column-properties fo:break-before="auto" style:column-width="128.89pt"/>
    </style:style>
    <style:style style:name="co4" style:family="table-column">
      <style:table-column-properties fo:break-before="auto" style:column-width="111.15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321.3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SP32-ADF_Rev_B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3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4" table:number-columns-repeated="2"/>
          <table:table-cell table:style-name="ce6" table:number-columns-repeated="1018"/>
        </table:table-row>
        <table:table-row table:style-name="ro2">
          <table:table-cell table:style-name="ce2" office:value-type="string" calcext:value-type="string">
            <text:p>SMD РЕЗ 0603 1.1 K 1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20</text:p>
          </table:table-cell>
          <table:table-cell table:style-name="ce2" office:value-type="string" calcext:value-type="string">
            <text:p>R_0603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КОНД 0603 100 NF Y5V 50VDC 20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13, C24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00nF/50V/20%/Y5V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37,C38, C34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s/>SMD РЕЗ 0402 10 K 5%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pan text:style-name="T1">R3,</text:span>R22,R23,R30,R31,R32,R44,R45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КОНД 0603 10 UF 6.3V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8,C9,C10,C11,C12,C18,C25,C26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РЕЗ 0402 1 K 5%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8,R5,R7,R28,R29,R24,R41,R42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N5819S4(SOD-123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SOD-123_1C-2A_K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1N5822/SS34/SM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4,D6</text:p>
          </table:table-cell>
          <table:table-cell table:style-name="ce2" office:value-type="string" calcext:value-type="string">
            <text:p>SMA-K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<text:s/>SMD КОНД 0603 1 UF 10V X5R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19,C20,C27,C28,C29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РЕЗ 0402 2.2 K 5%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span text:style-name="T1">R4,R13,R15,R18,R21,R26,R27,</text:span>R43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.2uH/1.5A/DCR&lt;0.1R/CD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2</text:p>
          </table:table-cell>
          <table:table-cell table:style-name="ce2" office:value-type="string" calcext:value-type="string">
            <text:p>CD3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КОНД 0402 270 PF 50V C0G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30,C32,C35,C36</text:p>
          </table:table-cell>
          <table:table-cell table:style-name="ce2" office:value-type="string" calcext:value-type="string">
            <text:p>C_0402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РЕЗ 0402 220 OHM 5%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<text:span text:style-name="T1">R1,R6,</text:span>R14,R33,R35,R37,R40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22 OHM 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11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2uF/6.3V/20%/X5R/C060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5,C6,C7,C23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27 K 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25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7pF/50V/5%/C0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21,C22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4.7 OHM 1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16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4.99k/1%/R06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19</text:p>
          </table:table-cell>
          <table:table-cell table:style-name="ce2" office:value-type="string" calcext:value-type="string">
            <text:p>R_0603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КОНД 0805 47 UF 6.3V 20%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span text:style-name="T1">C1,C2,C3,C4,</text:span>C14,C15,C16,C17,C31,C33,C39</text:p>
          </table:table-cell>
          <table:table-cell table:style-name="ce2" office:value-type="string" calcext:value-type="string">
            <text:p>C_0805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РЕЗ 0402 510 OHM 5%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34,R36,R38,R39</text:p>
          </table:table-cell>
          <table:table-cell table:style-name="ce2" office:value-type="string" calcext:value-type="string">
            <text:p>R_0402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P1231-3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SOT-23-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AT54C(SOT23-3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0</text:p>
          </table:table-cell>
          <table:table-cell table:style-name="ce2" office:value-type="string" calcext:value-type="string">
            <text:p>SOT2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C817-40(SOT23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Q4,Q5</text:p>
          </table:table-cell>
          <table:table-cell table:style-name="ce2" office:value-type="string" calcext:value-type="string">
            <text:p>SOT2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СЪЕДИНИТЕЛ B-V-10-LF (GBH254SMT-10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EXT1</text:p>
          </table:table-cell>
          <table:table-cell table:style-name="ce2" office:value-type="string" calcext:value-type="string">
            <text:p>GBH-254-SMT-10_Small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L4054B-42TPRN(SOT23-5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SOT-23-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340T(SSOP20W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5</text:p>
          </table:table-cell>
          <table:table-cell table:style-name="ce2" office:value-type="string" calcext:value-type="string">
            <text:p>SSOP-20W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TC114YK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SOT2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W02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AT1,LSPK1,RSPK1</text:p>
          </table:table-cell>
          <table:table-cell table:style-name="ce2" office:value-type="string" calcext:value-type="string">
            <text:p>LIPO_BAT-CON2DW02R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ES8388(QFN28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6</text:p>
          </table:table-cell>
          <table:table-cell table:style-name="ce2" office:value-type="string" calcext:value-type="string">
            <text:p>QFN28_EP(29)_4.076x4.076x0.9mm_Pitch_0.45m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SP32-WROVER-4M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ESP32-WROVER_MODULE_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B0805/600R/2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B1,FB2,FB3,FB4, L1</text:p>
          </table:table-cell>
          <table:table-cell table:style-name="ce2" office:value-type="string" calcext:value-type="string">
            <text:p>L_0805_5MIL_DW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ED/GREEN/06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MPLETE2</text:p>
          </table:table-cell>
          <table:table-cell table:style-name="ce2" office:value-type="string" calcext:value-type="string">
            <text:p>LED_0603_K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ED/RED/06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WRLED1</text:p>
          </table:table-cell>
          <table:table-cell table:style-name="ce2" office:value-type="string" calcext:value-type="string">
            <text:p>LED_0603_K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ED/YELLOW/06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HARGING1</text:p>
          </table:table-cell>
          <table:table-cell table:style-name="ce2" office:value-type="string" calcext:value-type="string">
            <text:p>LED_0603_K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crophone10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IC1,MIC2</text:p>
          </table:table-cell>
          <table:table-cell table:style-name="ce2" office:value-type="string" calcext:value-type="string">
            <text:p>MI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ISB-SWMM-5B-LF(USB_MICRO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B-UART1</text:p>
          </table:table-cell>
          <table:table-cell table:style-name="ce2" office:value-type="string" calcext:value-type="string">
            <text:p>USB-MICRO_MISB-SWMM-5B_LF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СМД ИС PAM80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7</text:p>
          </table:table-cell>
          <table:table-cell table:style-name="ce2" office:value-type="string" calcext:value-type="string">
            <text:p>SO-1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J-W47S-05D2-LF_V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UDIO_JACK_5PIN1</text:p>
          </table:table-cell>
          <table:table-cell table:style-name="ce2" office:value-type="string" calcext:value-type="string">
            <text:p>PJ-W47S-05D2-LF_5PIN_V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WRJ-2mm(YDJ-1134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WR1</text:p>
          </table:table-cell>
          <table:table-cell table:style-name="ce2" office:value-type="string" calcext:value-type="string">
            <text:p>PWRJ-2mm(YDJ-1136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РЕЗ. КВАРЦ 3.2 х 2.5 мм 12 MHz 10ppm 20p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TSX-3.2x2.5mm_GND(3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A1206_(4x0603)_4B8_22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M1</text:p>
          </table:table-cell>
          <table:table-cell table:style-name="ce2" office:value-type="string" calcext:value-type="string">
            <text:p>RA1206_(4X0603)_4B8_mine_1.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PM7236-H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8</text:p>
          </table:table-cell>
          <table:table-cell table:style-name="ce2" office:value-type="string" calcext:value-type="string">
            <text:p>RPM7236-H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BJ6.0A(DO-214AA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O214AA_1(K)-2(A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Y8089AAAC(SOT23-5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SOT-23-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1107A(6x3,8x2,5MM)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ST1,BUT1,BUT2</text:p>
          </table:table-cell>
          <table:table-cell table:style-name="ce2" office:value-type="string" calcext:value-type="string">
            <text:p>T1107A(6x3,8x2,5MM)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WPM2015-3/T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ET1,FET2</text:p>
          </table:table-cell>
          <table:table-cell table:style-name="ce2" office:value-type="string" calcext:value-type="string">
            <text:p>SOT2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<text:s/>SPEAKER S3W402 (3W 4OHM)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BATTERY CABLE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20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ESP32-ADF_Rev_B'.A1:'ESP32-ADF_Rev_B'.D4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 style:data-style-name="N2" text:time-value="13:56:21.7637961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9T14:13:53.073454758</dc:date>
    <meta:editing-duration>PT51M48S</meta:editing-duration>
    <meta:editing-cycles>14</meta:editing-cycles>
    <meta:generator>LibreOffice/6.0.7.3$Linux_X86_64 LibreOffice_project/00m0$Build-3</meta:generator>
    <meta:print-date>2019-04-23T14:09:17.953668949</meta:print-date>
    <meta:document-statistic meta:table-count="1" meta:cell-count="196" meta:object-count="0"/>
  </office:meta>
</office:document-meta>
</file>